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59cm" svg:stroke-color="#000000" draw:marker-start-width="0.438cm" draw:marker-end-width="0.438cm" draw:fill-color="#666666" draw:textarea-horizontal-align="justify" draw:textarea-vertical-align="middle" draw:auto-grow-height="false" fo:min-height="0.592cm" fo:min-width="3.617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3.617cm" fo:padding-top="0.204cm" fo:padding-bottom="0.204cm" fo:padding-left="0.329cm" fo:padding-right="0.329cm"/>
      <style:paragraph-properties style:writing-mode="lr-tb"/>
    </style:style>
    <style:style style:name="gr3" style:family="graphic" style:parent-style-name="standard" style:list-style-name="L1">
      <style:graphic-properties draw:stroke="none" svg:stroke-width="0.159cm" svg:stroke-color="#000000" draw:marker-start-width="0.438cm" draw:marker-end-width="0.438cm" draw:fill-color="#999999" draw:textarea-horizontal-align="justify" draw:textarea-vertical-align="middle" draw:auto-grow-height="false" fo:min-height="0.592cm" fo:min-width="3.934cm" fo:padding-top="0.204cm" fo:padding-bottom="0.204cm" fo:padding-left="0.329cm" fo:padding-right="0.329cm"/>
      <style:paragraph-properties style:writing-mode="lr-tb"/>
    </style:style>
    <style:style style:name="gr4" style:family="graphic" style:parent-style-name="standard" style:list-style-name="L1">
      <style:graphic-properties draw:stroke="none" svg:stroke-width="0.159cm" svg:stroke-color="#000000" draw:marker-start-width="0.438cm" draw:marker-end-width="0.438cm" draw:fill-color="#999999" draw:textarea-horizontal-align="justify" draw:textarea-vertical-align="middle" draw:auto-grow-height="false" fo:min-height="0.592cm" fo:min-width="3.934cm" fo:padding-top="0.204cm" fo:padding-bottom="0.204cm" fo:padding-left="0.329cm" fo:padding-right="0.329cm"/>
      <style:paragraph-properties style:writing-mode="lr-tb"/>
    </style:style>
    <style:style style:name="gr5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2.347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3.254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draw:stroke="none" svg:stroke-width="0.159cm" svg:stroke-color="#000000" draw:marker-start-width="0.438cm" draw:marker-end-width="0.438cm" draw:fill-color="#999999" draw:textarea-horizontal-align="justify" draw:textarea-vertical-align="middle" draw:auto-grow-height="false" fo:min-height="0.592cm" fo:min-width="3.3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3.3cm" fo:padding-top="0.204cm" fo:padding-bottom="0.204cm" fo:padding-left="0.329cm" fo:padding-right="0.329cm"/>
      <style:paragraph-properties style:writing-mode="lr-tb"/>
    </style:style>
    <style:style style:name="P1" style:family="paragraph">
      <style:paragraph-properties fo:text-align="center" style:writing-mode="lr-tb"/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P2" style:family="paragraph">
      <loext:graphic-properties draw:fill-color="#666666"/>
      <style:paragraph-properties fo:text-align="center" style:writing-mode="lr-tb"/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P3" style:family="paragraph">
      <loext:graphic-properties draw:fill-color="#808080"/>
      <style:paragraph-properties fo:text-align="center" style:writing-mode="lr-tb"/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nsolas" fo:font-size="17.899999618530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nsolas" fo:font-size="17.899999618530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999999"/>
      <style:paragraph-properties fo:text-align="center" style:writing-mode="lr-tb"/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T1" style:family="text"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7.899999618530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75cm" svg:height="1cm" svg:x="-0.016cm" svg:y="0.009cm">
          <text:p text:style-name="P1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0.009cm">
          <text:p text:style-name="P1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0.961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0.961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1.914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1.914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1.914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1.914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1.914cm">
          <text:p text:style-name="P1"><text:span text:style-name="T1">Ea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1.914cm">
          <text:p text:style-name="P1"><text:span text:style-name="T1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H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2.866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2.866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2.866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2.866cm">
          <text:p text:style-name="P1"><text:span text:style-name="T1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2.866cm">
          <text:p text:style-name="P1"><text:span text:style-name="T1">Ea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2.866cm">
          <text:p text:style-name="P1"><text:span text:style-name="T1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H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3.819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End 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T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3.819cm">
          <text:p text:style-name="P1"><text:span text:style-name="T1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End 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T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4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4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4.819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4.819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4.819cm">
          <text:p text:style-name="P1"><text:span text:style-name="T1">End 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4.819cm">
          <text:p text:style-name="P1"><text:span text:style-name="T1">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T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4.819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5.77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5.771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5.771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5.771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5.771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5.771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6.676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6.676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6.676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6.676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6.676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6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7.68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7.68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7.68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592cm" svg:height="1cm" svg:x="1.805cm" svg:y="9.842cm">
          <text:p text:style-name="P4"><text:span text:style-name="T2">Difficul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7.68cm">
          <text:p text:style-name="P1"><text:span text:style-name="T1">Ea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7.68cm">
          <text:p text:style-name="P1"><text:span text:style-name="T1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H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592cm" svg:height="1cm" svg:x="1.805cm" svg:y="11.112cm">
          <text:p text:style-name="P4"><text:span text:style-name="T2">Play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005cm" svg:height="1cm" svg:x="8.472cm" svg:y="11.16cm">
          <text:p text:style-name="P1"><text:span text:style-name="T1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005cm" svg:height="1cm" svg:x="8.472cm" svg:y="12.382cm">
          <text:p text:style-name="P1"><text:span text:style-name="T1">Pr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912cm" svg:height="1cm" svg:x="3.222cm" svg:y="14.605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958cm" svg:height="1cm" svg:x="3.222cm" svg:y="15.922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958cm" svg:height="1cm" svg:x="3.222cm" svg:y="18.526cm">
          <text:p text:style-name="P1"><text:span text:style-name="T1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958cm" svg:height="1cm" svg:x="3.222cm" svg:y="19.751cm">
          <text:p text:style-name="P1"><text:span text:style-name="T1">Pr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958cm" svg:height="1cm" svg:x="3.222cm" svg:y="17.192cm">
          <text:p text:style-name="P1"><text:span text:style-name="T1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958cm" svg:height="1cm" svg:x="3.222cm" svg:y="20.955cm">
          <text:p text:style-name="P1"><text:span text:style-name="T1">Pr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155cm" svg:y="14.605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3.382cm" svg:y="17.097cm">
          <text:p text:style-name="P1"><text:span text:style-name="T1">A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3.382cm" svg:y="19.732cm">
          <text:p text:style-name="P1"><text:span text:style-name="T1">AI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3.382cm" svg:y="17.097cm">
          <text:p text:style-name="P1"><text:span text:style-name="T1">A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3.382cm" svg:y="17.097cm">
          <text:p text:style-name="P1"><text:span text:style-name="T1">A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3.382cm" svg:y="22.272cm">
          <text:p text:style-name="P1"><text:span text:style-name="T1">AI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912cm" svg:height="1cm" svg:x="4.175cm" svg:y="13.065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H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3.382cm" svg:y="14.605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3.382cm" svg:y="15.922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3.382cm" svg:y="18.415cm">
          <text:p text:style-name="P1"><text:span text:style-name="T1">A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3.382cm" svg:y="22.272cm">
          <text:p text:style-name="P1"><text:span text:style-name="T1">AI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3.382cm" svg:y="20.955cm">
          <text:p text:style-name="P1"><text:span text:style-name="T1">AI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3.382cm" svg:y="23.542cm">
          <text:p text:style-name="P1"><text:span text:style-name="T1">AI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155cm" svg:y="15.875cm">
          <text:p text:style-name="P1"><text:span text:style-name="T1">You W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155cm" svg:y="17.192cm">
          <text:p text:style-name="P1"><text:span text:style-name="T1">You Lo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02cm" svg:y="21.955cm">
          <text:p text:style-name="P1"><text:span text:style-name="T1">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02cm" svg:y="23.177cm">
          <text:p text:style-name="P1"><text:span text:style-name="T1">Back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9T11:29:06.514061000</meta:creation-date>
    <dc:date>2022-12-11T08:56:33.165285377</dc:date>
    <meta:editing-duration>PT38M59S</meta:editing-duration>
    <meta:editing-cycles>8</meta:editing-cycles>
    <meta:generator>LibreOffice/7.3.7.2$Linux_X86_64 LibreOffice_project/30$Build-2</meta:generator>
    <meta:document-statistic meta:object-count="142"/>
  </office:meta>
</office:document-meta>
</file>